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408cm"/>
    </style:style>
    <style:style style:name="Tableau1.B" style:family="table-column">
      <style:table-column-properties style:column-width="14.605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408cm"/>
    </style:style>
    <style:style style:name="Tableau2.B" style:family="table-column">
      <style:table-column-properties style:column-width="14.605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able_20_Contents">
      <style:paragraph-properties fo:margin-top="0cm" fo:margin-bottom="0.499cm" loext:contextual-spacing="false"/>
    </style:style>
    <style:style style:name="P3" style:family="paragraph" style:parent-style-name="Text_20_body">
      <style:text-properties officeooo:rsid="00145132" officeooo:paragraph-rsid="00145132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 style:list-style-name="L1">
      <style:text-properties officeooo:rsid="00145132" officeooo:paragraph-rsid="00145132"/>
    </style:style>
    <style:style style:name="P6" style:family="paragraph" style:parent-style-name="Text_20_body">
      <style:text-properties officeooo:paragraph-rsid="001715b4"/>
    </style:style>
    <style:style style:name="P7" style:family="paragraph" style:parent-style-name="Text_20_body">
      <style:text-properties officeooo:rsid="00171ca5" officeooo:paragraph-rsid="00171ca5"/>
    </style:style>
    <style:style style:name="P8" style:family="paragraph" style:parent-style-name="Text_20_body">
      <style:text-properties officeooo:paragraph-rsid="00171ca5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officeooo:rsid="00145132" officeooo:paragraph-rsid="00145132"/>
    </style:style>
    <style:style style:name="P10" style:family="paragraph" style:parent-style-name="Heading_20_1">
      <style:text-properties officeooo:rsid="00145132" officeooo:paragraph-rsid="00145132"/>
    </style:style>
    <style:style style:name="P11" style:family="paragraph" style:parent-style-name="Heading_20_1">
      <style:text-properties officeooo:rsid="00171ca5" officeooo:paragraph-rsid="00171ca5"/>
    </style:style>
    <style:style style:name="T1" style:family="text">
      <style:text-properties officeooo:rsid="00145132"/>
    </style:style>
    <style:style style:name="T2" style:family="text">
      <style:text-properties officeooo:rsid="001715b4"/>
    </style:style>
    <style:style style:name="T3" style:family="text">
      <style:text-properties officeooo:rsid="00171ca5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OT Note<text:span text:style-name="T1">s</text:span> de travail</text:p>
      <text:h text:style-name="P10" text:outline-level="1">formulaire Zend Form</text:h>
      <text:p text:style-name="P4">Redéfinir les viewhelpers formElementErrors, formLabel, formElement, <text:span text:style-name="T1">ou voir la création de propre viewhelpers pour répondre au même fonctionnalité, mais en utilisant des objet GOT :</text:span></text:p>
      <text:list xml:id="list6344225461911146857" text:style-name="L1">
        <text:list-item>
          <text:p text:style-name="P9">type ‘text’<text:tab/><text:tab/>=&gt; OCInput</text:p>
        </text:list-item>
        <text:list-item>
          <text:p text:style-name="P9">type ‘password’<text:tab/>=&gt; OCInput type password</text:p>
        </text:list-item>
        <text:list-item>
          <text:p text:style-name="P5">type ‘submit’<text:tab/><text:tab/>=&gt; OCButton type submit</text:p>
        </text:list-item>
      </text:list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1 down vote <text:a xlink:type="simple" xlink:href="http://stackoverflow.com/questions/13886032/zf2-how-to-create-form-view-helper#" text:style-name="Internet_20_link" text:visited-style-name="Visited_20_Internet_20_Link">favorite</text:a> </text:p>
          </table:table-cell>
          <table:table-cell table:style-name="Tableau1.A1" office:value-type="string">
            <text:p text:style-name="P2">I want to change the way ZF2 shows the form elements. I think I have to create my own view helper but I don't know how. I Googled for it but didn't find any useful resource.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3 down vote accepted </text:p>
          </table:table-cell>
          <table:table-cell table:style-name="Tableau2.A1" office:value-type="string">
            <text:p text:style-name="P2">See <text:a xlink:type="simple" xlink:href="https://github.com/zendframework/zf2/tree/master/library/Zend/Form/View/Helper" text:style-name="Internet_20_link" text:visited-style-name="Visited_20_Internet_20_Link">the SourceCode of existing Zend\Form\View\Helper*</text:a></text:p>
            <text:p text:style-name="P2">Basically you extend those and overwrite the required functions of stuff you want to modify. </text:p>
            <text:p text:style-name="P2">After that you'll need to register your very own view helper. This is easily done within Module.php's <text:span text:style-name="Source_20_Text">getViewHelperConfig()</text:span></text:p>
            <text:p text:style-name="Preformatted_20_Text"><text:span text:style-name="Source_20_Text">public function getViewHelperConfig() </text:span></text:p>
            <text:p text:style-name="Preformatted_20_Text"><text:span text:style-name="Source_20_Text">{</text:span></text:p>
            <text:p text:style-name="Preformatted_20_Text"><text:span text:style-name="Source_20_Text"><text:s text:c="4"/>return array(</text:span></text:p>
            <text:p text:style-name="Preformatted_20_Text"><text:span text:style-name="Source_20_Text"><text:s text:c="8"/>'invokables' =&gt; array(</text:span></text:p>
            <text:p text:style-name="Preformatted_20_Text"><text:span text:style-name="Source_20_Text"><text:s text:c="12"/>'customViewHelperCallName' =&gt; 'Namespace\Form\View\Helper\Classname'</text:span></text:p>
            <text:p text:style-name="Preformatted_20_Text"><text:span text:style-name="Source_20_Text"><text:s text:c="8"/>)</text:span></text:p>
            <text:p text:style-name="Preformatted_20_Text"><text:span text:style-name="Source_20_Text"><text:s text:c="4"/>);</text:span></text:p>
            <text:p text:style-name="P1"><text:span text:style-name="Source_20_Text">}</text:span></text:p>
          </table:table-cell>
        </table:table-row>
      </table:table>
      <text:p text:style-name="P3"/>
      <text:p text:style-name="P6"><text:span text:style-name="T2">Pour la gestion de messagerie interne voir Eye4web\Eye4web</text:span>ZfcUserPm <text:span text:style-name="T2">et modules liés</text:span></text:p>
      <text:h text:style-name="P11" text:outline-level="1">viewHelper, service supplémentaire à créer</text:h>
      <text:p text:style-name="P8">→<text:span text:style-name="T3"> appel Ajax (pour la restitution d’une image en premier) on fourni une adresse type callback (comme pour invoke_ajax() dans main.js) pour faire exécuter une méthode et récupérer la réponse à restituer à l’endroit de l’appel.</text:span></text:p>
      <text:p text:style-name="P7">Le ViewHelper : <text:span text:style-name="T4">gotAjax</text:span>(callback), la méthode dans les services <text:span text:style-name="T4">execAjax</text:span>(callback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13:34:12.462397617</meta:creation-date>
    <dc:date>2016-06-21T14:19:34.085418915</dc:date>
    <meta:editing-duration>PT36M58S</meta:editing-duration>
    <meta:editing-cycles>3</meta:editing-cycles>
    <meta:generator>LibreOffice/5.1.3.2$Linux_X86_64 LibreOffice_project/10m0$Build-2</meta:generator>
    <meta:document-statistic meta:table-count="2" meta:image-count="0" meta:object-count="0" meta:page-count="1" meta:paragraph-count="24" meta:word-count="211" meta:character-count="1424" meta:non-whitespace-character-count="1198"/>
  </office:meta>
</office:document-meta>
</file>